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1320" officeooo:paragraph-rsid="00051320"/>
    </style:style>
    <style:style style:name="P2" style:family="paragraph" style:parent-style-name="Standard">
      <style:text-properties officeooo:rsid="00051320" officeooo:paragraph-rsid="00051320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51320" officeooo:paragraph-rsid="00051320"/>
    </style:style>
    <style:style style:name="P4" style:family="paragraph" style:parent-style-name="Standard">
      <style:paragraph-properties fo:text-align="justify" style:justify-single-word="false"/>
      <style:text-properties officeooo:rsid="00051320" officeooo:paragraph-rsid="0005132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de aprendizado para o projeto Aquela Compra – Projeto 1</text:p>
      <text:p text:style-name="P2"/>
      <text:list text:style-name="L1">
        <text:list-item>
          <text:p text:style-name="P3">Aprendi a utilizar o hook useLocation para determinar a rota em que o usuário estava para o componente Navegação para que os botões pudessem ficar ocultos ou visíveis quando necessário.</text:p>
        </text:list-item>
        <text:list-item>
          <text:p text:style-name="P3">Aprendi a manipular estilos usando condicional para exibição ou ocultação de componente</text:p>
        </text:list-item>
        <text:list-item>
          <text:p text:style-name="P3">Aprendi a fazer o tratamento de erros de forma mais “humana”.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5T10:23:04.074443527</meta:creation-date>
    <meta:generator>LibreOffice/25.2.0.3$Linux_X86_64 LibreOffice_project/e1cf4a87eb02d755bce1a01209907ea5ddc8f069</meta:generator>
    <dc:date>2025-02-05T10:30:55.494541273</dc:date>
    <meta:editing-duration>PT7M52S</meta:editing-duration>
    <meta:editing-cycles>1</meta:editing-cycles>
    <meta:document-statistic meta:table-count="0" meta:image-count="0" meta:object-count="0" meta:page-count="1" meta:paragraph-count="4" meta:word-count="66" meta:character-count="404" meta:non-whitespace-character-count="344"/>
  </office:meta>
</office:document-meta>
</file>